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Arial Narrow" svg:font-family="'Arial Narrow'"/>
    <style:font-face style:name="Calibri" svg:font-family="Calibri" style:font-family-generic="swiss"/>
    <style:font-face style:name="Cambria" svg:font-family="Cambria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9pt" style:font-size-asian="9pt" style:font-size-complex="9pt"/>
    </style:style>
    <style:style style:name="ce4" style:family="table-cell" style:parent-style-name="Default">
      <style:table-cell-properties fo:background-color="#e6e6e6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5" style:family="table-cell" style:parent-style-name="Default">
      <style:text-properties style:font-name="Times New Roman" fo:font-size="9pt" style:font-size-asian="9pt" style:font-size-complex="9pt"/>
    </style:style>
  </office:automatic-styles>
  <office:body>
    <office:spreadsheet table:structure-protected="true" table:protection-key="IHGpyNNOOR7kPWHsaLeTZfgRUV4=">
      <table:table table:name="Exercises_03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7" table:default-cell-style-name="ce3"/>
        <table:table-column table:style-name="co2" table:number-columns-repeated="247" table:default-cell-style-name="ce3"/>
        <table:table-column table:style-name="co2" table:default-cell-style-name="ce5"/>
        <table:table-row table:style-name="ro1">
          <table:table-cell table:style-name="ce1" office:value-type="string">
            <text:p>CASE</text:p>
          </table:table-cell>
          <table:table-cell table:style-name="ce1" office:value-type="string">
            <text:p>MEDIUM</text:p>
          </table:table-cell>
          <table:table-cell table:style-name="ce1" office:value-type="string">
            <text:p>CONSTRUCTION</text:p>
          </table:table-cell>
          <table:table-cell table:style-name="ce1" office:value-type="string">
            <text:p>DO_COMPLEXITY</text:p>
          </table:table-cell>
          <table:table-cell table:style-name="ce1" office:value-type="string">
            <text:p>DO_LENGTH_SYLL</text:p>
          </table:table-cell>
          <table:table-cell table:style-name="ce1" office:value-type="string">
            <text:p>PP</text:p>
          </table:table-cell>
          <table:table-cell table:style-name="ce1" office:value-type="string">
            <text:p>DO_ANIMACY</text:p>
          </table:table-cell>
          <table:table-cell table:style-name="ce1" office:value-type="string">
            <text:p>DO_CONCRETENESS</text:p>
          </table:table-cell>
          <table:table-cell table:style-name="ce2" table:number-columns-repeated="247"/>
          <table:table-cell table:style-name="ce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poken</text:p>
          </table:table-cell>
          <table:table-cell office:value-type="string">
            <text:p>V_PRT_DO</text:p>
          </table:table-cell>
          <table:table-cell office:value-type="string">
            <text:p>simple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poken</text:p>
          </table:table-cell>
          <table:table-cell office:value-type="string">
            <text:p>V_PRT_DO</text:p>
          </table:table-cell>
          <table:table-cell office:value-type="string">
            <text:p>simple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pok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pok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poken</text:p>
          </table:table-cell>
          <table:table-cell office:value-type="string">
            <text:p>V_PRT_DO</text:p>
          </table:table-cell>
          <table:table-cell office:value-type="string">
            <text:p>simple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pok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poken</text:p>
          </table:table-cell>
          <table:table-cell office:value-type="string">
            <text:p>V_PRT_DO</text:p>
          </table:table-cell>
          <table:table-cell office:value-type="string">
            <text:p>simple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poken</text:p>
          </table:table-cell>
          <table:table-cell office:value-type="string">
            <text:p>V_PRT_DO</text:p>
          </table:table-cell>
          <table:table-cell office:value-type="string">
            <text:p>simple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pok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pok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poken</text:p>
          </table:table-cell>
          <table:table-cell office:value-type="string">
            <text:p>V_PRT_DO</text:p>
          </table:table-cell>
          <table:table-cell office:value-type="string">
            <text:p>simple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pok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pok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poken</text:p>
          </table:table-cell>
          <table:table-cell office:value-type="string">
            <text:p>V_PRT_DO</text:p>
          </table:table-cell>
          <table:table-cell office:value-type="string">
            <text:p>simple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pok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poken</text:p>
          </table:table-cell>
          <table:table-cell office:value-type="string">
            <text:p>V_PRT_DO</text:p>
          </table:table-cell>
          <table:table-cell office:value-type="string">
            <text:p>claus-modif</text:p>
          </table:table-cell>
          <table:table-cell office:value-type="float" office:value="12">
            <text:p>12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pok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11">
            <text:p>11</text:p>
          </table:table-cell>
          <table:table-cell office:value-type="string">
            <text:p>yes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poken</text:p>
          </table:table-cell>
          <table:table-cell office:value-type="string">
            <text:p>V_PRT_DO</text:p>
          </table:table-cell>
          <table:table-cell office:value-type="string">
            <text:p>claus-modif</text:p>
          </table:table-cell>
          <table:table-cell office:value-type="float" office:value="13">
            <text:p>13</text:p>
          </table:table-cell>
          <table:table-cell office:value-type="string">
            <text:p>no</text:p>
          </table:table-cell>
          <table:table-cell office:value-type="string">
            <text:p>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pok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pok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pok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12">
            <text:p>12</text:p>
          </table:table-cell>
          <table:table-cell office:value-type="string">
            <text:p>yes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pok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7">
            <text:p>7</text:p>
          </table:table-cell>
          <table:table-cell office:value-type="string">
            <text:p>yes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pok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poken</text:p>
          </table:table-cell>
          <table:table-cell office:value-type="string">
            <text:p>V_PRT_DO</text:p>
          </table:table-cell>
          <table:table-cell office:value-type="string">
            <text:p>simple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poken</text:p>
          </table:table-cell>
          <table:table-cell office:value-type="string">
            <text:p>V_PRT_DO</text:p>
          </table:table-cell>
          <table:table-cell office:value-type="string">
            <text:p>claus-modif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pok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pok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14">
            <text:p>14</text:p>
          </table:table-cell>
          <table:table-cell office:value-type="string">
            <text:p>yes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pok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poken</text:p>
          </table:table-cell>
          <table:table-cell office:value-type="string">
            <text:p>V_PRT_DO</text:p>
          </table:table-cell>
          <table:table-cell office:value-type="string">
            <text:p>simple</text:p>
          </table:table-cell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poken</text:p>
          </table:table-cell>
          <table:table-cell office:value-type="string">
            <text:p>V_PRT_DO</text:p>
          </table:table-cell>
          <table:table-cell office:value-type="string">
            <text:p>simple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pok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poken</text:p>
          </table:table-cell>
          <table:table-cell office:value-type="string">
            <text:p>V_PRT_DO</text:p>
          </table:table-cell>
          <table:table-cell office:value-type="string">
            <text:p>simple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poken</text:p>
          </table:table-cell>
          <table:table-cell office:value-type="string">
            <text:p>V_PRT_DO</text:p>
          </table:table-cell>
          <table:table-cell office:value-type="string">
            <text:p>simple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poken</text:p>
          </table:table-cell>
          <table:table-cell office:value-type="string">
            <text:p>V_PRT_DO</text:p>
          </table:table-cell>
          <table:table-cell office:value-type="string">
            <text:p>claus-modif</text:p>
          </table:table-cell>
          <table:table-cell office:value-type="float" office:value="14">
            <text:p>14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poken</text:p>
          </table:table-cell>
          <table:table-cell office:value-type="string">
            <text:p>V_PRT_DO</text:p>
          </table:table-cell>
          <table:table-cell office:value-type="string">
            <text:p>simple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pok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pok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10">
            <text:p>10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poken</text:p>
          </table:table-cell>
          <table:table-cell office:value-type="string">
            <text:p>V_PRT_DO</text:p>
          </table:table-cell>
          <table:table-cell office:value-type="string">
            <text:p>simple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poken</text:p>
          </table:table-cell>
          <table:table-cell office:value-type="string">
            <text:p>V_PRT_DO</text:p>
          </table:table-cell>
          <table:table-cell office:value-type="string">
            <text:p>simple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poken</text:p>
          </table:table-cell>
          <table:table-cell office:value-type="string">
            <text:p>V_PRT_DO</text:p>
          </table:table-cell>
          <table:table-cell office:value-type="string">
            <text:p>simple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spok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spok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spoken</text:p>
          </table:table-cell>
          <table:table-cell office:value-type="string">
            <text:p>V_PRT_DO</text:p>
          </table:table-cell>
          <table:table-cell office:value-type="string">
            <text:p>simple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spoken</text:p>
          </table:table-cell>
          <table:table-cell office:value-type="string">
            <text:p>V_PRT_DO</text:p>
          </table:table-cell>
          <table:table-cell office:value-type="string">
            <text:p>simple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spok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spoken</text:p>
          </table:table-cell>
          <table:table-cell office:value-type="string">
            <text:p>V_PRT_DO</text:p>
          </table:table-cell>
          <table:table-cell office:value-type="string">
            <text:p>simple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spok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11">
            <text:p>11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spok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pok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spoken</text:p>
          </table:table-cell>
          <table:table-cell office:value-type="string">
            <text:p>V_PRT_DO</text:p>
          </table:table-cell>
          <table:table-cell office:value-type="string">
            <text:p>simple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pok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spok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spok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spok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spok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spok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spok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spok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spok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pok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spok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spok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spok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spoken</text:p>
          </table:table-cell>
          <table:table-cell office:value-type="string">
            <text:p>V_DO_PRT</text:p>
          </table:table-cell>
          <table:table-cell office:value-type="string">
            <text:p>claus-modif</text:p>
          </table:table-cell>
          <table:table-cell office:value-type="float" office:value="8">
            <text:p>8</text:p>
          </table:table-cell>
          <table:table-cell office:value-type="string">
            <text:p>yes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spok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pok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spok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spok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spok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pok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spok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spoken</text:p>
          </table:table-cell>
          <table:table-cell office:value-type="string">
            <text:p>V_DO_PRT</text:p>
          </table:table-cell>
          <table:table-cell office:value-type="string">
            <text:p>phrasal_modif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spok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spok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spok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spoken</text:p>
          </table:table-cell>
          <table:table-cell office:value-type="string">
            <text:p>V_DO_PRT</text:p>
          </table:table-cell>
          <table:table-cell office:value-type="string">
            <text:p>phrasal_modif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spok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spok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spok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spok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spoken</text:p>
          </table:table-cell>
          <table:table-cell office:value-type="string">
            <text:p>V_DO_PRT</text:p>
          </table:table-cell>
          <table:table-cell office:value-type="string">
            <text:p>phrasal_modif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spok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spok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spok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spok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poken</text:p>
          </table:table-cell>
          <table:table-cell office:value-type="string">
            <text:p>V_DO_PRT</text:p>
          </table:table-cell>
          <table:table-cell office:value-type="string">
            <text:p>phrasal_modif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spok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spok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spok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spok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pok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spok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spok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spok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spok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spok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poken</text:p>
          </table:table-cell>
          <table:table-cell office:value-type="string">
            <text:p>V_DO_PRT</text:p>
          </table:table-cell>
          <table:table-cell office:value-type="string">
            <text:p>phrasal_modif</text:p>
          </table:table-cell>
          <table:table-cell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spok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spok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spok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writt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writt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written</text:p>
          </table:table-cell>
          <table:table-cell office:value-type="string">
            <text:p>V_PRT_DO</text:p>
          </table:table-cell>
          <table:table-cell office:value-type="string">
            <text:p>simple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written</text:p>
          </table:table-cell>
          <table:table-cell office:value-type="string">
            <text:p>V_PRT_DO</text:p>
          </table:table-cell>
          <table:table-cell office:value-type="string">
            <text:p>simple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writt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written</text:p>
          </table:table-cell>
          <table:table-cell office:value-type="string">
            <text:p>V_PRT_DO</text:p>
          </table:table-cell>
          <table:table-cell office:value-type="string">
            <text:p>simple</text:p>
          </table:table-cell>
          <table:table-cell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written</text:p>
          </table:table-cell>
          <table:table-cell office:value-type="string">
            <text:p>V_PRT_DO</text:p>
          </table:table-cell>
          <table:table-cell office:value-type="string">
            <text:p>simple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writt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written</text:p>
          </table:table-cell>
          <table:table-cell office:value-type="string">
            <text:p>V_PRT_DO</text:p>
          </table:table-cell>
          <table:table-cell office:value-type="string">
            <text:p>simple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writt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writt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13">
            <text:p>13</text:p>
          </table:table-cell>
          <table:table-cell office:value-type="string">
            <text:p>no</text:p>
          </table:table-cell>
          <table:table-cell office:value-type="string">
            <text:p>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writt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writt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writt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10">
            <text:p>10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written</text:p>
          </table:table-cell>
          <table:table-cell office:value-type="string">
            <text:p>V_PRT_DO</text:p>
          </table:table-cell>
          <table:table-cell office:value-type="string">
            <text:p>simple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writt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10">
            <text:p>10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writt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writt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10">
            <text:p>10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writt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11">
            <text:p>11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written</text:p>
          </table:table-cell>
          <table:table-cell office:value-type="string">
            <text:p>V_PRT_DO</text:p>
          </table:table-cell>
          <table:table-cell office:value-type="string">
            <text:p>simple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writt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writt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19">
            <text:p>19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written</text:p>
          </table:table-cell>
          <table:table-cell office:value-type="string">
            <text:p>V_PRT_DO</text:p>
          </table:table-cell>
          <table:table-cell office:value-type="string">
            <text:p>simple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writt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7">
            <text:p>7</text:p>
          </table:table-cell>
          <table:table-cell office:value-type="string">
            <text:p>yes</text:p>
          </table:table-cell>
          <table:table-cell office:value-type="string">
            <text:p>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writt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writt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9">
            <text:p>9</text:p>
          </table:table-cell>
          <table:table-cell office:value-type="string">
            <text:p>yes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writt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written</text:p>
          </table:table-cell>
          <table:table-cell office:value-type="string">
            <text:p>V_PRT_DO</text:p>
          </table:table-cell>
          <table:table-cell office:value-type="string">
            <text:p>simple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writt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written</text:p>
          </table:table-cell>
          <table:table-cell office:value-type="string">
            <text:p>V_PRT_DO</text:p>
          </table:table-cell>
          <table:table-cell office:value-type="string">
            <text:p>simple</text:p>
          </table:table-cell>
          <table:table-cell office:value-type="float" office:value="13">
            <text:p>13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written</text:p>
          </table:table-cell>
          <table:table-cell office:value-type="string">
            <text:p>V_PRT_DO</text:p>
          </table:table-cell>
          <table:table-cell office:value-type="string">
            <text:p>simple</text:p>
          </table:table-cell>
          <table:table-cell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writt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writt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writt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10">
            <text:p>10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writt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11">
            <text:p>11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writt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18">
            <text:p>18</text:p>
          </table:table-cell>
          <table:table-cell office:value-type="string">
            <text:p>no</text:p>
          </table:table-cell>
          <table:table-cell office:value-type="string">
            <text:p>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written</text:p>
          </table:table-cell>
          <table:table-cell office:value-type="string">
            <text:p>V_PRT_DO</text:p>
          </table:table-cell>
          <table:table-cell office:value-type="string">
            <text:p>simple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written</text:p>
          </table:table-cell>
          <table:table-cell office:value-type="string">
            <text:p>V_PRT_DO</text:p>
          </table:table-cell>
          <table:table-cell office:value-type="string">
            <text:p>simple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written</text:p>
          </table:table-cell>
          <table:table-cell office:value-type="string">
            <text:p>V_PRT_DO</text:p>
          </table:table-cell>
          <table:table-cell office:value-type="string">
            <text:p>simple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writt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writt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writt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writt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writt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12">
            <text:p>12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written</text:p>
          </table:table-cell>
          <table:table-cell office:value-type="string">
            <text:p>V_PRT_DO</text:p>
          </table:table-cell>
          <table:table-cell office:value-type="string">
            <text:p>simple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written</text:p>
          </table:table-cell>
          <table:table-cell office:value-type="string">
            <text:p>V_PRT_DO</text:p>
          </table:table-cell>
          <table:table-cell office:value-type="string">
            <text:p>simple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written</text:p>
          </table:table-cell>
          <table:table-cell office:value-type="string">
            <text:p>V_PRT_DO</text:p>
          </table:table-cell>
          <table:table-cell office:value-type="string">
            <text:p>simple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written</text:p>
          </table:table-cell>
          <table:table-cell office:value-type="string">
            <text:p>V_PRT_DO</text:p>
          </table:table-cell>
          <table:table-cell office:value-type="string">
            <text:p>claus-modif</text:p>
          </table:table-cell>
          <table:table-cell office:value-type="float" office:value="31">
            <text:p>31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writt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written</text:p>
          </table:table-cell>
          <table:table-cell office:value-type="string">
            <text:p>V_PRT_DO</text:p>
          </table:table-cell>
          <table:table-cell office:value-type="string">
            <text:p>phrasal_modif</text:p>
          </table:table-cell>
          <table:table-cell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written</text:p>
          </table:table-cell>
          <table:table-cell office:value-type="string">
            <text:p>V_DO_PRT</text:p>
          </table:table-cell>
          <table:table-cell office:value-type="string">
            <text:p>phrasal_modif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writt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writt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writt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writt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writt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writt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writt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writt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writt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writt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written</text:p>
          </table:table-cell>
          <table:table-cell office:value-type="string">
            <text:p>V_DO_PRT</text:p>
          </table:table-cell>
          <table:table-cell office:value-type="string">
            <text:p>phrasal_modif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writt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writt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writt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writt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writt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writt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writt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 office:value-type="string">
            <text:p>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writt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writt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writt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writt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writt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writt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writt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office:value-type="string">
            <text:p>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writt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writt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writt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writt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writt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writt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office:value-type="string">
            <text:p>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writt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writt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office:value-type="string">
            <text:p>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writt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writt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office:value-type="string">
            <text:p>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writt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office:value-type="string">
            <text:p>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writt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writt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writt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writt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writt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written</text:p>
          </table:table-cell>
          <table:table-cell office:value-type="string">
            <text:p>V_DO_PRT</text:p>
          </table:table-cell>
          <table:table-cell office:value-type="string">
            <text:p>phrasal_modif</text:p>
          </table:table-cell>
          <table:table-cell office:value-type="float" office:value="8">
            <text:p>8</text:p>
          </table:table-cell>
          <table:table-cell office:value-type="string">
            <text:p>yes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writt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writt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writt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writt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abstract</text:p>
          </table:table-cell>
          <table:table-cell table:number-columns-repeated="248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writt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written</text:p>
          </table:table-cell>
          <table:table-cell office:value-type="string">
            <text:p>V_DO_PRT</text:p>
          </table:table-cell>
          <table:table-cell office:value-type="string">
            <text:p>simple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written</text:p>
          </table:table-cell>
          <table:table-cell office:value-type="string">
            <text:p>V_DO_PRT</text:p>
          </table:table-cell>
          <table:table-cell office:value-type="string">
            <text:p>phrasal_modif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inanimate</text:p>
          </table:table-cell>
          <table:table-cell office:value-type="string">
            <text:p>concrete</text:p>
          </table:table-cell>
          <table:table-cell table:number-columns-repeated="248"/>
        </table:table-row>
        <table:table-row table:style-name="ro1" table:number-rows-repeated="6533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Arial Narrow" svg:font-family="'Arial Narrow'"/>
    <style:font-face style:name="Calibri" svg:font-family="Calibri" style:font-family-generic="swiss"/>
    <style:font-face style:name="Cambria" svg:font-family="Cambria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1" number:min-exponent-digits="1"/>
    </number:number-style>
    <number:number-style style:name="N144P0" style:volatile="true">
      <number:number number:decimal-places="0" number:min-integer-digits="1" number:grouping="true"/>
      <number:text> €</number:text>
    </number:number-style>
    <number:number-style style:name="N144">
      <number:text>-</number:text>
      <number:number number:decimal-places="0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5P0"/>
    </number:number-style>
    <number:number-style style:name="N147P0" style:volatile="true">
      <number:number number:decimal-places="2" number:min-integer-digits="1" number:grouping="true"/>
      <number:text> €</number:text>
    </number:number-style>
    <number:number-style style:name="N147">
      <number:text>-</number:text>
      <number:number number:decimal-places="2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8P0"/>
    </number:number-style>
    <number:number-style style:name="N152P0" style:volatile="true">
      <number:number number:decimal-places="0" number:min-integer-digits="1" number:grouping="true"/>
      <number:text> € </number:text>
    </number:number-style>
    <number:number-style style:name="N152P1" style:volatile="true">
      <number:text>-</number:text>
      <number:number number:decimal-places="0" number:min-integer-digits="1" number:grouping="true"/>
      <number:text> € </number:text>
    </number:number-style>
    <number:number-style style:name="N152P2" style:volatile="true">
      <number:text> - €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0" number:min-integer-digits="1" number:grouping="true"/>
      <number:text>    </number:text>
    </number:number-style>
    <number:number-style style:name="N156P1" style:volatile="true">
      <number:text>-</number:text>
      <number:number number:decimal-places="0" number:min-integer-digits="1" number:grouping="true"/>
      <number:text>    </number:text>
    </number:number-style>
    <number:number-style style:name="N156P2" style:volatile="true">
      <number:text> -   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€ </number:text>
    </number:number-style>
    <number:number-style style:name="N160P1" style:volatile="true">
      <number:text>-</number:text>
      <number:number number:decimal-places="2" number:min-integer-digits="1" number:grouping="true"/>
      <number:text> € </number:text>
    </number:number-style>
    <number:number-style style:name="N160P2" style:volatile="true">
      <number:text> -</number:text>
      <number:number number:decimal-places="0" number:min-integer-digits="0"/>
      <number:text> €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2" number:min-integer-digits="1" number:grouping="true"/>
      <number:text>    </number:text>
    </number:number-style>
    <number:number-style style:name="N164P1" style:volatile="true">
      <number:text>-</number:text>
      <number:number number:decimal-places="2" number:min-integer-digits="1" number:grouping="true"/>
      <number:text>    </number:text>
    </number:number-style>
    <number:number-style style:name="N164P2" style:volatile="true">
      <number:text> -</number:text>
      <number:number number:decimal-places="0" number:min-integer-digits="0"/>
      <number:text>   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kr </number:text>
      <number:number number:decimal-places="0" number:min-integer-digits="1" number:grouping="true"/>
      <number:text> </number:text>
    </number:number-style>
    <number:number-style style:name="N166">
      <number:text>(kr 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kr </number:text>
      <number:number number:decimal-places="0" number:min-integer-digits="1" number:grouping="true"/>
      <number:text> </number:text>
    </number:number-style>
    <number:number-style style:name="N167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kr </number:text>
      <number:number number:decimal-places="2" number:min-integer-digits="1" number:grouping="true"/>
      <number:text> </number:text>
    </number:number-style>
    <number:number-style style:name="N169">
      <number:text>(kr 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kr </number:text>
      <number:number number:decimal-places="2" number:min-integer-digits="1" number:grouping="true"/>
      <number:text> </number:text>
    </number:number-style>
    <number:number-style style:name="N170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> kr </number:text>
      <number:number number:decimal-places="0" number:min-integer-digits="1" number:grouping="true"/>
      <number:text> </number:text>
    </number:number-style>
    <number:number-style style:name="N174P1" style:volatile="true">
      <number:text> kr (</number:text>
      <number:number number:decimal-places="0" number:min-integer-digits="1" number:grouping="true"/>
      <number:text>)</number:text>
    </number:number-style>
    <number:number-style style:name="N174P2" style:volatile="true">
      <number:text> kr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kr </number:text>
      <number:number number:decimal-places="2" number:min-integer-digits="1" number:grouping="true"/>
      <number:text> </number:text>
    </number:number-style>
    <number:number-style style:name="N178P1" style:volatile="true">
      <number:text> kr (</number:text>
      <number:number number:decimal-places="2" number:min-integer-digits="1" number:grouping="true"/>
      <number:text>)</number:text>
    </number:number-style>
    <number:number-style style:name="N178P2" style:volatile="true">
      <number:text> kr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number number:decimal-places="0" number:min-integer-digits="1" number:grouping="true"/>
      <number:text> DM</number:text>
    </number:number-style>
    <number:number-style style:name="N180">
      <number:text>-</number:text>
      <number:number number:decimal-places="0" number:min-integer-digits="1" number:grouping="true"/>
      <number:text> DM</number:text>
      <style:map style:condition="value()&gt;=0" style:apply-style-name="N180P0"/>
    </number:number-style>
    <number:number-style style:name="N181P0" style:volatile="true">
      <number:number number:decimal-places="0" number:min-integer-digits="1" number:grouping="true"/>
      <number:text> DM</number:text>
    </number:number-style>
    <number:number-style style:name="N18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81P0"/>
    </number:number-style>
    <number:number-style style:name="N183P0" style:volatile="true">
      <number:number number:decimal-places="2" number:min-integer-digits="1" number:grouping="true"/>
      <number:text> DM</number:text>
    </number:number-style>
    <number:number-style style:name="N183">
      <number:text>-</number:text>
      <number:number number:decimal-places="2" number:min-integer-digits="1" number:grouping="true"/>
      <number:text> DM</number:text>
      <style:map style:condition="value()&gt;=0" style:apply-style-name="N183P0"/>
    </number:number-style>
    <number:number-style style:name="N184P0" style:volatile="true">
      <number:number number:decimal-places="2" number:min-integer-digits="1" number:grouping="true"/>
      <number:text> DM</number:text>
    </number:number-style>
    <number:number-style style:name="N18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84P0"/>
    </number:number-style>
    <number:number-style style:name="N188P0" style:volatile="true">
      <number:number number:decimal-places="0" number:min-integer-digits="1" number:grouping="true"/>
      <number:text> DM </number:text>
    </number:number-style>
    <number:number-style style:name="N188P1" style:volatile="true">
      <number:text>-</number:text>
      <number:number number:decimal-places="0" number:min-integer-digits="1" number:grouping="true"/>
      <number:text> DM </number:text>
    </number:number-style>
    <number:number-style style:name="N188P2" style:volatile="true">
      <number:text> - DM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number number:decimal-places="0" number:min-integer-digits="1" number:grouping="true"/>
      <number:text>       </number:text>
    </number:number-style>
    <number:number-style style:name="N192P1" style:volatile="true">
      <number:text>-</number:text>
      <number:number number:decimal-places="0" number:min-integer-digits="1" number:grouping="true"/>
      <number:text>       </number:text>
    </number:number-style>
    <number:number-style style:name="N192P2" style:volatile="true">
      <number:text> -   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2" number:min-integer-digits="1" number:grouping="true"/>
      <number:text> DM </number:text>
    </number:number-style>
    <number:number-style style:name="N196P1" style:volatile="true">
      <number:text>-</number:text>
      <number:number number:decimal-places="2" number:min-integer-digits="1" number:grouping="true"/>
      <number:text> DM </number:text>
    </number:number-style>
    <number:number-style style:name="N196P2" style:volatile="true">
      <number:text> -</number:text>
      <number:number number:decimal-places="0" number:min-integer-digits="0"/>
      <number:text> DM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   </number:text>
    </number:number-style>
    <number:number-style style:name="N200P1" style:volatile="true">
      <number:text>-</number:text>
      <number:number number:decimal-places="2" number:min-integer-digits="1" number:grouping="true"/>
      <number:text>       </number:text>
    </number:number-style>
    <number:number-style style:name="N200P2" style:volatile="true">
      <number:text> -</number:text>
      <number:number number:decimal-places="0" number:min-integer-digits="0"/>
      <number:text>   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text>Yes</number:text>
    </number:number-style>
    <number:number-style style:name="N202P1" style:volatile="true">
      <number:text>Yes</number:text>
    </number:number-style>
    <number:number-style style:name="N202">
      <number:text>No</number:text>
      <style:map style:condition="value()&gt;0" style:apply-style-name="N202P0"/>
      <style:map style:condition="value()&lt;0" style:apply-style-name="N202P1"/>
    </number:number-style>
    <number:number-style style:name="N204P0" style:volatile="true">
      <number:text>True</number:text>
    </number:number-style>
    <number:number-style style:name="N204P1" style:volatile="true">
      <number:text>True</number:text>
    </number:number-style>
    <number:number-style style:name="N204">
      <number:text>False</number:text>
      <style:map style:condition="value()&gt;0" style:apply-style-name="N204P0"/>
      <style:map style:condition="value()&lt;0" style:apply-style-name="N204P1"/>
    </number:number-style>
    <number:number-style style:name="N206P0" style:volatile="true">
      <number:text>On</number:text>
    </number:number-style>
    <number:number-style style:name="N206P1" style:volatile="true">
      <number:text>On</number:text>
    </number:number-style>
    <number:number-style style:name="N206">
      <number:text>Off</number:text>
      <style:map style:condition="value()&gt;0" style:apply-style-name="N206P0"/>
      <style:map style:condition="value()&lt;0" style:apply-style-name="N206P1"/>
    </number:number-style>
    <number:currency-style style:name="N20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8P0"/>
    </number:currency-style>
    <number:number-style style:name="N209">
      <number:number number:decimal-places="8" number:min-integer-digits="1"/>
    </number:number-style>
    <number:number-style style:name="N210">
      <number:number number:decimal-places="7" number:min-integer-digits="1"/>
    </number:number-style>
    <number:number-style style:name="N211">
      <number:number number:decimal-places="6" number:min-integer-digits="1"/>
    </number:number-style>
    <number:number-style style:name="N212">
      <number:number number:decimal-places="5" number:min-integer-digits="1"/>
    </number:number-style>
    <number:number-style style:name="N213">
      <number:number number:decimal-places="4" number:min-integer-digits="1"/>
    </number:number-style>
    <number:number-style style:name="N214">
      <number:number number:decimal-places="3" number:min-integer-digits="1"/>
    </number:number-style>
    <number:number-style style:name="N215">
      <number:number number:decimal-places="1" number:min-integer-digits="1"/>
    </number:number-style>
    <number:number-style style:name="N216">
      <number:scientific-number number:decimal-places="1" number:min-integer-digits="3" number:min-exponent-digits="1"/>
    </number:number-style>
    <number:percentage-style style:name="N217">
      <number:number number:decimal-places="1" number:min-integer-digits="1"/>
      <number:text>%</number:text>
    </number:percentage-style>
    <number:number-style style:name="N219P0" style:volatile="true">
      <number:text>Ja</number:text>
    </number:number-style>
    <number:number-style style:name="N219P1" style:volatile="true">
      <number:text>Ja</number:text>
    </number:number-style>
    <number:number-style style:name="N219">
      <number:text>Nein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Wahr</number:text>
    </number:number-style>
    <number:number-style style:name="N221P1" style:volatile="true">
      <number:text>Wahr</number:text>
    </number:number-style>
    <number:number-style style:name="N221">
      <number:text>Falsch</number:text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Ein</number:text>
    </number:number-style>
    <number:number-style style:name="N223P1" style:volatile="true">
      <number:text>Ein</number:text>
    </number:number-style>
    <number:number-style style:name="N223">
      <number:text>Aus</number:text>
      <style:map style:condition="value()&gt;0" style:apply-style-name="N223P0"/>
      <style:map style:condition="value()&lt;0" style:apply-style-name="N223P1"/>
    </number:number-style>
    <number:number-style style:name="N224">
      <number:number number:decimal-places="3" number:min-integer-digits="1" number:grouping="true"/>
    </number:number-style>
    <number:number-style style:name="N225">
      <number:number number:decimal-places="9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 Narrow" fo:font-size="9pt" style:font-size-asian="9pt" style:font-name-complex="Arial1" style:font-size-complex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138in solid #c0c0c0"/>
    </style:style>
    <style:style style:name="Output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4">
      <style:page-layout-properties fo:page-width="11.6925in" fo:page-height="8.2673in" style:num-format="1" style:print-orientation="landscape" fo:margin-top="0.3154in" fo:margin-bottom="0.3154in" fo:margin-left="0.3937in" fo:margin-right="0.3937in" style:first-page-number="continue" style:scale-to="100%" style:writing-mode="lr-tb" style:print="charts drawings grid objects zero-values"/>
      <style:header-style>
        <style:header-footer-properties fo:min-height="0.2957in" fo:margin-left="0.3543in" fo:margin-right="0.3543in" fo:margin-bottom="0.1508in"/>
      </style:header-style>
      <style:footer-style>
        <style:header-footer-properties fo:min-height="0.2957in" fo:margin-left="0.3543in" fo:margin-right="0.3543in" fo:margin-top="0.1508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5">04/15/2008</text:date>, <text:time>19:24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tats_20_für_20_raw_20_data_5f_allg" style:display-name="PageStyle_Stats für raw data_allg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Raw_20_data" style:display-name="PageStyle_Raw data" style:page-layout-name="pm4">
      <style:header>
        <text:p><text:span text:style-name="T1"><text:file-name text:display="name-and-extension">???</text:file-name></text:span><text:span text:style-name="T1">: </text:span><text:span text:style-name="T1"><text:sheet-name>???</text:sheet-name></text:span></text:p>
      </style:header>
      <style:header-left style:display="false">
        <text:p><text:span text:style-name="T1"><text:file-name text:display="name-and-extension">???</text:file-name></text:span><text:span text:style-name="T1">: </text:span><text:span text:style-name="T1"><text:sheet-name>???</text:sheet-name></text:span></text:p>
      </style:header-left>
      <style:footer>
        <style:region-left>
          <text:p><text:span text:style-name="T1"><text:date style:data-style-name="N2" text:date-value="2008-04-15">04/15/2008</text:date></text:span><text:span text:style-name="T1">: </text:span><text:span text:style-name="T1"><text:time>19:24:02</text:time></text:span></text:p>
        </style:region-left>
        <style:region-right>
          <text:p><text:span text:style-name="T1"><text:page-number>1</text:page-number></text:span><text:span text:style-name="T1">/</text:span><text:span text:style-name="T1"><text:page-count>99</text:page-count></text:span></text:p>
        </style:region-right>
      </style:footer>
      <style:footer-left style:display="false">
        <style:region-left>
          <text:p><text:span text:style-name="T1"><text:date style:data-style-name="N2" text:date-value="2008-04-15">04/15/2008</text:date></text:span><text:span text:style-name="T1">: </text:span><text:span text:style-name="T1"><text:time>19:24:02</text:time></text:span></text:p>
        </style:region-left>
        <style:region-right>
          <text:p><text:span text:style-name="T1"><text:page-number>1</text:page-number></text:span><text:span text:style-name="T1">/</text:span><text:span text:style-name="T1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Stefan Th. Gries</meta:initial-creator>
    <meta:creation-date>2008-01-21T21:50:05</meta:creation-date>
    <dc:creator>Stefan Th. Gries</dc:creator>
    <dc:date>2008-04-15T19:24:02</dc:date>
    <meta:editing-cycles>4</meta:editing-cycles>
    <meta:editing-duration>PT9M25S</meta:editing-duration>
    <meta:user-defined meta:name="Author">Stefan Th. Gries</meta:user-defined>
    <meta:user-defined meta:name="Affiliation">University of California, Santa Barbara</meta:user-defined>
    <meta:user-defined meta:name="Info 3"/>
    <meta:user-defined meta:name="Info 4"/>
    <meta:document-statistic meta:table-count="1" meta:cell-count="1608"/>
  </office:meta>
</office:document-meta>
</file>